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261cm" fo:min-width="0.027cm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261cm" fo:min-width="0.022cm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261cm" fo:min-width="0.026cm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84d1" draw:textarea-horizontal-align="justify" draw:textarea-vertical-align="middle" draw:auto-grow-height="false" fo:min-height="0.261cm" fo:min-width="0.027cm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84d1" draw:textarea-horizontal-align="justify" draw:textarea-vertical-align="middle" draw:auto-grow-height="false" fo:min-height="0.261cm" fo:min-width="0.022cm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84d1" draw:textarea-horizontal-align="justify" draw:textarea-vertical-align="middle" draw:auto-grow-height="false" fo:min-height="0.261cm" fo:min-width="0.026cm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3333" draw:textarea-horizontal-align="justify" draw:textarea-vertical-align="middle" draw:auto-grow-height="false" fo:min-height="0.261cm" fo:min-width="0.026cm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0000" draw:textarea-horizontal-align="justify" draw:textarea-vertical-align="middle" draw:auto-grow-height="false" fo:min-height="0.261cm" fo:min-width="0.026cm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3300" draw:textarea-horizontal-align="justify" draw:textarea-vertical-align="middle" draw:auto-grow-height="false" fo:min-height="0.261cm" fo:min-width="0.026cm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801900" draw:textarea-horizontal-align="justify" draw:textarea-vertical-align="middle" draw:auto-grow-height="false" fo:min-height="0.261cm" fo:min-width="0.026cm" fo:padding-top="0.125cm" fo:padding-bottom="0.125cm" fo:padding-left="0.25cm" fo:padding-right="0.25cm" draw:shadow="hidden" draw:shadow-offset-x="0.199cm" draw:shadow-offset-y="0.199cm" draw:shadow-color="#808080"/>
    </style:style>
    <style:style style:name="gr11" style:family="graphic" style:parent-style-name="objectwithoutfill">
      <style:graphic-properties draw:marker-start="Extrems_20_de_20_fletxa_20_1" draw:marker-end="Extrems_20_de_20_fletxa_20_1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241cm"/>
    </style:style>
    <style:style style:name="gr15" style:family="graphic" style:parent-style-name="standard">
      <style:graphic-properties draw:fill="solid" draw:fill-color="#111111" draw:textarea-vertical-align="middle" draw:auto-grow-height="false" fo:min-height="0.545cm" fo:min-width="0.8cm"/>
    </style:style>
    <style:style style:name="gr16" style:family="graphic" style:parent-style-name="standard">
      <style:graphic-properties draw:fill="solid" draw:fill-color="#111111" draw:textarea-vertical-align="middle" draw:auto-grow-height="false" fo:min-height="0.543cm" fo:min-width="0.8cm"/>
    </style:style>
    <style:style style:name="gr17" style:family="graphic" style:parent-style-name="standard">
      <style:graphic-properties draw:fill="solid" draw:fill-color="#ff3333" draw:textarea-horizontal-align="justify" draw:textarea-vertical-align="middle" draw:auto-grow-height="false" fo:min-height="0.276cm" fo:min-width="0.025cm"/>
    </style:style>
    <style:style style:name="gr18" style:family="graphic" style:parent-style-name="standard">
      <style:graphic-properties draw:fill="solid" draw:fill-color="#cc0000" draw:textarea-horizontal-align="justify" draw:textarea-vertical-align="middle" draw:auto-grow-height="false" fo:min-height="0.276cm" fo:min-width="0.025cm"/>
    </style:style>
    <style:style style:name="gr19" style:family="graphic" style:parent-style-name="standard">
      <style:graphic-properties draw:fill="solid" draw:fill-color="#cc3300" draw:textarea-horizontal-align="justify" draw:textarea-vertical-align="middle" draw:auto-grow-height="false" fo:min-height="0.256cm" fo:min-width="0cm"/>
    </style:style>
    <style:style style:name="gr20" style:family="graphic" style:parent-style-name="standard">
      <style:graphic-properties draw:fill="solid" draw:fill-color="#cc3300" draw:textarea-horizontal-align="justify" draw:textarea-vertical-align="middle" draw:auto-grow-height="false" fo:min-height="0.254cm" fo:min-width="0.037cm"/>
    </style:style>
    <style:style style:name="gr21" style:family="graphic" style:parent-style-name="standard">
      <style:graphic-properties draw:fill="solid" draw:fill-color="#801900" draw:textarea-horizontal-align="justify" draw:textarea-vertical-align="middle" draw:auto-grow-height="false" fo:min-height="0.254cm" fo:min-width="0.037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text-properties fo:color="#006699" fo:font-size="10pt" style:font-size-asian="10pt" style:font-size-complex="10pt"/>
    </style:style>
    <style:style style:name="P4" style:family="paragraph">
      <style:text-properties fo:color="#cc0000" fo:font-size="10pt" style:font-size-asian="10pt" style:font-size-complex="10pt"/>
    </style:style>
    <style:style style:name="P5" style:family="paragraph">
      <style:paragraph-properties fo:line-height="100%" fo:text-align="center"/>
    </style:style>
    <style:style style:name="P6" style:family="paragraph">
      <style:text-properties fo:color="#661900" fo:font-size="10pt" style:font-size-asian="10pt" style:font-size-complex="10pt"/>
    </style:style>
    <style:style style:name="T1" style:family="text">
      <style:text-properties fo:color="#006699" fo:font-size="10pt" style:font-size-asian="10pt" style:font-size-complex="10pt"/>
    </style:style>
    <style:style style:name="T2" style:family="text">
      <style:text-properties fo:color="#cc0000" fo:font-size="10pt" style:font-size-asian="10pt" style:font-size-complex="10pt"/>
    </style:style>
    <style:style style:name="T3" style:family="text">
      <style:text-properties fo:color="#6619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draw:layer="layout" svg:width="0.527cm" svg:height="0.511cm" svg:x="2.626cm" svg:y="5.0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22cm" svg:height="0.511cm" svg:x="3.153cm" svg:y="5.0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26cm" svg:height="0.511cm" svg:x="3.675cm" svg:y="5.0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26cm" svg:height="0.511cm" svg:x="4.2cm" svg:y="5.0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27cm" svg:height="0.511cm" svg:x="2.626cm" svg:y="4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22cm" svg:height="0.511cm" svg:x="3.153cm" svg:y="4.5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26cm" svg:height="0.511cm" svg:x="3.675cm" svg:y="4.5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26cm" svg:height="0.511cm" svg:x="4.2cm" svg:y="4.5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27cm" svg:height="0.511cm" svg:x="2.626cm" svg:y="4.0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22cm" svg:height="0.511cm" svg:x="3.153cm" svg:y="4.0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26cm" svg:height="0.511cm" svg:x="3.675cm" svg:y="4.0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26cm" svg:height="0.511cm" svg:x="4.2cm" svg:y="4.0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27cm" svg:height="0.511cm" svg:x="2.626cm" svg:y="3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22cm" svg:height="0.511cm" svg:x="3.153cm" svg:y="3.5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26cm" svg:height="0.511cm" svg:x="3.675cm" svg:y="3.5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26cm" svg:height="0.511cm" svg:x="4.2cm" svg:y="3.5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27cm" svg:height="0.511cm" svg:x="2.626cm" svg:y="3.0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22cm" svg:height="0.511cm" svg:x="3.153cm" svg:y="3.0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26cm" svg:height="0.511cm" svg:x="3.675cm" svg:y="3.0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0.526cm" svg:height="0.511cm" svg:x="4.2cm" svg:y="3.0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27cm" svg:height="0.511cm" svg:x="2.626cm" svg:y="2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22cm" svg:height="0.511cm" svg:x="3.153cm" svg:y="2.5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26cm" svg:height="0.511cm" svg:x="3.675cm" svg:y="2.5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26cm" svg:height="0.511cm" svg:x="4.2cm" svg:y="2.5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27cm" svg:height="0.511cm" svg:x="2.626cm" svg:y="2.0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22cm" svg:height="0.511cm" svg:x="3.153cm" svg:y="2.0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26cm" svg:height="0.511cm" svg:x="3.675cm" svg:y="2.0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26cm" svg:height="0.511cm" svg:x="4.2cm" svg:y="2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6cm" svg:y="5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6cm" svg:y="4.5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6cm" svg:y="4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6cm" svg:y="3.5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2" draw:id="id2" draw:layer="layout" svg:width="0.526cm" svg:height="0.511cm" svg:x="5.6cm" svg:y="3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6cm" svg:y="2.5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6cm" svg:y="2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6cm" svg:y="2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1cm" svg:y="5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1cm" svg:y="4.5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1cm" svg:y="4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1cm" svg:y="3.5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1cm" svg:y="3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1cm" svg:y="2.5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1cm" svg:y="2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1cm" svg:y="2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6cm" svg:y="5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6cm" svg:y="4.5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6cm" svg:y="4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6cm" svg:y="3.5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6cm" svg:y="3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6cm" svg:y="2.5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6cm" svg:y="2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6cm" svg:y="2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1cm" svg:y="5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1cm" svg:y="4.5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1cm" svg:y="4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1cm" svg:y="3.5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1cm" svg:y="3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1cm" svg:y="2.5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1cm" svg:y="2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1cm" svg:y="2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6cm" svg:y="5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6cm" svg:y="4.5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6cm" svg:y="4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6cm" svg:y="3.5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6cm" svg:y="3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6cm" svg:y="2.5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6cm" svg:y="2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6cm" svg:y="2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9cm" svg:y="5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9cm" svg:y="4.8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9cm" svg:y="4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9cm" svg:y="3.8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26cm" svg:height="0.511cm" svg:x="5.9cm" svg:y="3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9cm" svg:y="2.8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9cm" svg:y="2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9cm" svg:y="2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4cm" svg:y="5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4cm" svg:y="4.8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4cm" svg:y="4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4cm" svg:y="3.8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4cm" svg:y="3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4cm" svg:y="2.8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4cm" svg:y="2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4cm" svg:y="2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9cm" svg:y="5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9cm" svg:y="4.8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9cm" svg:y="4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9cm" svg:y="3.8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9cm" svg:y="3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9cm" svg:y="2.8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9cm" svg:y="2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9cm" svg:y="2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4cm" svg:y="5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4cm" svg:y="4.8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4cm" svg:y="4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4cm" svg:y="3.8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4cm" svg:y="3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4cm" svg:y="2.8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4cm" svg:y="2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4cm" svg:y="2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9cm" svg:y="5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9cm" svg:y="4.8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9cm" svg:y="4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9cm" svg:y="3.8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9cm" svg:y="3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9cm" svg:y="2.8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9cm" svg:y="2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9cm" svg:y="2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2cm" svg:y="5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2cm" svg:y="5.1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2cm" svg:y="4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2cm" svg:y="4.1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0.526cm" svg:height="0.511cm" svg:x="6.2cm" svg:y="3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2cm" svg:y="3.1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2cm" svg:y="2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2cm" svg:y="2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7cm" svg:y="5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7cm" svg:y="5.1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7cm" svg:y="4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7cm" svg:y="4.1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26cm" svg:height="0.511cm" svg:x="6.7cm" svg:y="3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7cm" svg:y="3.1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7cm" svg:y="2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7cm" svg:y="2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2cm" svg:y="5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2cm" svg:y="5.1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2cm" svg:y="4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2cm" svg:y="4.1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26cm" svg:height="0.511cm" svg:x="7.2cm" svg:y="3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2cm" svg:y="3.1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2cm" svg:y="2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2cm" svg:y="2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7cm" svg:y="5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7cm" svg:y="5.1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7cm" svg:y="4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7cm" svg:y="4.1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26cm" svg:height="0.511cm" svg:x="7.7cm" svg:y="3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7cm" svg:y="3.1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7cm" svg:y="2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7cm" svg:y="2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8.2cm" svg:y="5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8.2cm" svg:y="5.1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8.2cm" svg:y="4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8.2cm" svg:y="4.1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4" draw:id="id4" draw:layer="layout" svg:width="0.526cm" svg:height="0.511cm" svg:x="8.2cm" svg:y="3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8.2cm" svg:y="3.1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8.2cm" svg:y="2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8.2cm" svg:y="2.6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9.8cm" svg:y="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9.8cm" svg:y="4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9.8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9.8cm" svg:y="3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5" draw:id="id5" draw:layer="layout" svg:width="0.526cm" svg:height="0.511cm" svg:x="9.8cm" svg:y="3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9.8cm" svg:y="2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9.8cm" svg:y="2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9.8cm" svg:y="2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3cm" svg:y="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3cm" svg:y="4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3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3cm" svg:y="3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3cm" svg:y="3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3cm" svg:y="2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3cm" svg:y="2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3cm" svg:y="2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8cm" svg:y="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8cm" svg:y="4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8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8cm" svg:y="3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8cm" svg:y="3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1cm" svg:y="5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1cm" svg:y="4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1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1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526cm" svg:height="0.511cm" svg:x="10.1cm" svg:y="3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1cm" svg:y="2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1cm" svg:y="2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1cm" svg:y="2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6cm" svg:y="5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6cm" svg:y="4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6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6cm" svg:y="3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6cm" svg:y="3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6cm" svg:y="2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6cm" svg:y="2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6cm" svg:y="2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4cm" svg:y="5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4cm" svg:y="5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4cm" svg:y="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4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0.526cm" svg:height="0.511cm" svg:x="10.4cm" svg:y="3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4cm" svg:y="3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4cm" svg:y="2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4cm" svg:y="2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9cm" svg:y="5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9cm" svg:y="5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9cm" svg:y="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9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526cm" svg:height="0.511cm" svg:x="10.9cm" svg:y="3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9cm" svg:y="3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9cm" svg:y="2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9cm" svg:y="2.7cm">
          <text:p/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4.726cm" svg:y1="3.344cm" svg:x2="5.6cm" svg:y2="3.344cm" draw:start-shape="id1" draw:start-glue-point="1" draw:end-shape="id2" draw:end-glue-point="3" svg:d="M4726 3344h874" svg:viewBox="0 0 875 1">
          <text:p/>
        </draw:connector>
        <draw:connector draw:style-name="gr11" draw:text-style-name="P2" draw:layer="layout" draw:type="line" svg:x1="5.6cm" svg:y1="3.344cm" svg:x2="6.2cm" svg:y2="3.944cm" draw:start-shape="id2" draw:start-glue-point="3" draw:end-shape="id3" draw:end-glue-point="3" svg:d="M5600 3344l600 600" svg:viewBox="0 0 601 601">
          <text:p/>
        </draw:connector>
        <draw:connector draw:style-name="gr11" draw:text-style-name="P2" draw:layer="layout" draw:type="line" svg:x1="8.726cm" svg:y1="3.944cm" svg:x2="9.8cm" svg:y2="3.355cm" draw:start-shape="id4" draw:start-glue-point="1" draw:end-shape="id5" draw:end-glue-point="3" svg:d="M8726 3944l1074-589" svg:viewBox="0 0 1075 590">
          <text:p/>
        </draw:connector>
        <draw:connector draw:style-name="gr11" draw:text-style-name="P2" draw:layer="layout" draw:type="line" svg:x1="10.4cm" svg:y1="3.955cm" svg:x2="9.8cm" svg:y2="3.355cm" draw:start-shape="id6" draw:start-glue-point="3" draw:end-shape="id5" draw:end-glue-point="3" svg:d="M10400 3955l-600-600" svg:viewBox="0 0 601 601">
          <text:p/>
        </draw:connector>
        <draw:frame draw:style-name="gr12" draw:text-style-name="P3" draw:layer="layout" svg:width="1.696cm" svg:height="0.645cm" svg:x="2.804cm" svg:y="5.8cm">
          <draw:text-box>
            <text:p><text:span text:style-name="T1">Usuaris</text:span></text:p>
          </draw:text-box>
        </draw:frame>
        <draw:frame draw:style-name="gr13" draw:text-style-name="P4" draw:layer="layout" svg:width="2.767cm" svg:height="1.039cm" svg:x="5.9cm" svg:y="6.361cm">
          <draw:text-box>
            <text:p><text:span text:style-name="T2">Dades de text </text:span></text:p>
            <text:p><text:span text:style-name="T2">dels immobles</text:span></text:p>
          </draw:text-box>
        </draw:frame>
        <draw:frame draw:style-name="gr14" draw:text-style-name="P6" draw:layer="layout" svg:width="2.741cm" svg:height="1.433cm" svg:x="9.604cm" svg:y="6.5cm">
          <draw:text-box>
            <text:p text:style-name="P2"><text:span text:style-name="T3">Dades </text:span></text:p>
            <text:p text:style-name="P5"><text:span text:style-name="T3">numèriques </text:span></text:p>
            <text:p text:style-name="P2"><text:span text:style-name="T3">dels immobles</text:span></text:p>
          </draw:text-box>
        </draw:frame>
        <draw:custom-shape draw:style-name="gr1" draw:text-style-name="P1" draw:layer="layout" svg:width="0.527cm" svg:height="0.511cm" svg:x="2.626cm" svg:y="11.7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27cm" svg:height="0.511cm" svg:x="2.626cm" svg:y="11.2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27cm" svg:height="0.511cm" svg:x="2.626cm" svg:y="10.7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0.527cm" svg:height="0.511cm" svg:x="2.626cm" svg:y="10.2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27cm" svg:height="0.511cm" svg:x="2.626cm" svg:y="9.7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27cm" svg:height="0.511cm" svg:x="2.626cm" svg:y="9.2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6cm" svg:y="12.2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6cm" svg:y="11.7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6cm" svg:y="11.2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6cm" svg:y="10.7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8" draw:id="id8" draw:layer="layout" svg:width="0.526cm" svg:height="0.511cm" svg:x="5.6cm" svg:y="10.2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6cm" svg:y="9.7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6cm" svg:y="9.2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6cm" svg:y="9.2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1cm" svg:y="12.2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1cm" svg:y="11.7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1cm" svg:y="11.2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1cm" svg:y="10.7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1cm" svg:y="10.2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9cm" svg:y="12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9cm" svg:y="12.0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9cm" svg:y="11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9cm" svg:y="11.0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26cm" svg:height="0.511cm" svg:x="5.9cm" svg:y="10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9cm" svg:y="10.0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9cm" svg:y="9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5.9cm" svg:y="9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2cm" svg:y="12.8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2cm" svg:y="12.3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2cm" svg:y="11.8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2cm" svg:y="11.3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0.526cm" svg:height="0.511cm" svg:x="6.2cm" svg:y="10.8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2cm" svg:y="10.3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2cm" svg:y="9.8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2cm" svg:y="9.8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9.8cm" svg:y="12.2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9.8cm" svg:y="11.7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9.8cm" svg:y="11.2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9.8cm" svg:y="10.7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0" draw:id="id10" draw:layer="layout" svg:width="0.526cm" svg:height="0.511cm" svg:x="9.8cm" svg:y="10.2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9.8cm" svg:y="9.7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9.8cm" svg:y="9.2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9.8cm" svg:y="9.2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3cm" svg:y="12.2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3cm" svg:y="11.7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3cm" svg:y="11.2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3cm" svg:y="10.7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3cm" svg:y="10.2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1cm" svg:y="12.5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1cm" svg:y="12.0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1cm" svg:y="11.5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1cm" svg:y="11.0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526cm" svg:height="0.511cm" svg:x="10.1cm" svg:y="10.5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1cm" svg:y="10.0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1cm" svg:y="9.5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1cm" svg:y="9.5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4cm" svg:y="12.8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4cm" svg:y="12.3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4cm" svg:y="11.8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4cm" svg:y="11.3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1" draw:id="id11" draw:layer="layout" svg:width="0.526cm" svg:height="0.511cm" svg:x="10.4cm" svg:y="10.8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4cm" svg:y="10.3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4cm" svg:y="9.8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4cm" svg:y="9.899cm">
          <text:p/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3.153cm" svg:y1="10.543cm" svg:x2="5.6cm" svg:y2="10.543cm" draw:start-shape="id7" draw:start-glue-point="1" draw:end-shape="id8" draw:end-glue-point="3" svg:d="M3153 10543h2447" svg:viewBox="0 0 2448 1">
          <text:p/>
        </draw:connector>
        <draw:connector draw:style-name="gr11" draw:text-style-name="P2" draw:layer="layout" draw:type="line" svg:x1="5.6cm" svg:y1="10.543cm" svg:x2="6.2cm" svg:y2="11.143cm" draw:start-shape="id8" draw:start-glue-point="3" draw:end-shape="id9" draw:end-glue-point="3" svg:d="M5600 10543l600 600" svg:viewBox="0 0 601 601">
          <text:p/>
        </draw:connector>
        <draw:connector draw:style-name="gr11" draw:text-style-name="P2" draw:layer="layout" draw:type="line" svg:x1="6.726cm" svg:y1="11.143cm" svg:x2="9.8cm" svg:y2="10.554cm" draw:start-shape="id9" draw:start-glue-point="1" draw:end-shape="id10" draw:end-glue-point="3" svg:d="M6726 11143l3074-589" svg:viewBox="0 0 3075 590">
          <text:p/>
        </draw:connector>
        <draw:connector draw:style-name="gr11" draw:text-style-name="P2" draw:layer="layout" draw:type="line" svg:x1="10.4cm" svg:y1="11.154cm" svg:x2="9.8cm" svg:y2="10.554cm" draw:start-shape="id11" draw:start-glue-point="3" draw:end-shape="id10" draw:end-glue-point="3" svg:d="M10400 11154l-600-600" svg:viewBox="0 0 601 601">
          <text:p/>
        </draw:connector>
        <draw:frame draw:style-name="gr12" draw:text-style-name="P3" draw:layer="layout" svg:width="3.08cm" svg:height="1.827cm" svg:x="2.4cm" svg:y="13cm">
          <draw:text-box>
            <text:p><text:span text:style-name="T1">Usuaris:</text:span></text:p>
            <text:p><text:span text:style-name="T1">És un vector </text:span></text:p>
            <text:p><text:span text:style-name="T1">de vectors de </text:span></text:p>
            <text:p><text:span text:style-name="T1">cadenes de text </text:span></text:p>
          </draw:text-box>
        </draw:frame>
        <draw:frame draw:style-name="gr13" draw:text-style-name="P4" draw:layer="layout" svg:width="3.042cm" svg:height="2.615cm" svg:x="5.9cm" svg:y="13.56cm">
          <draw:text-box>
            <text:p><text:span text:style-name="T2">Dades de text </text:span></text:p>
            <text:p><text:span text:style-name="T2">dels immobles:</text:span></text:p>
            <text:p><text:span text:style-name="T2">És un vector de </text:span></text:p>
            <text:p><text:span text:style-name="T2">3 vectors de </text:span></text:p>
            <text:p><text:span text:style-name="T2">vectors de </text:span></text:p>
            <text:p><text:span text:style-name="T2">cadenes de text</text:span></text:p>
          </draw:text-box>
        </draw:frame>
        <draw:frame draw:style-name="gr14" draw:text-style-name="P6" draw:layer="layout" svg:width="3.042cm" svg:height="2.615cm" svg:x="9.604cm" svg:y="13.699cm">
          <draw:text-box>
            <text:p text:style-name="P2"><text:span text:style-name="T3">Dades </text:span></text:p>
            <text:p text:style-name="P5"><text:span text:style-name="T3">numèriques </text:span></text:p>
            <text:p text:style-name="P2"><text:span text:style-name="T3">dels immobles:</text:span></text:p>
            <text:p text:style-name="P2"><text:span text:style-name="T3">És un vector de </text:span></text:p>
            <text:p text:style-name="P2"><text:span text:style-name="T3">3 vectors de </text:span></text:p>
            <text:p text:style-name="P2"><text:span text:style-name="T3">vectors d'enters</text:span></text:p>
          </draw:text-box>
        </draw:frame>
        <draw:custom-shape draw:style-name="gr1" draw:text-style-name="P1" draw:layer="layout" svg:width="0.527cm" svg:height="0.511cm" svg:x="2.626cm" svg:y="12.2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3cm" svg:height="0.794cm" draw:transform="skewX (0.102974425867665) rotate (-2.39686066176381) translate (6.854cm 9.728cm)">
          <text:p/>
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2" draw:layer="layout" svg:width="1.3cm" svg:height="0.794cm" draw:transform="skewX (0.102974425867665) rotate (-2.39686066176381) translate (10.954cm 9.628cm)">
          <text:p/>
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0.527cm" svg:height="0.511cm" svg:x="2.626cm" svg:y="20.6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27cm" svg:height="0.511cm" svg:x="2.626cm" svg:y="20.1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27cm" svg:height="0.511cm" svg:x="2.626cm" svg:y="19.6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0.527cm" svg:height="0.511cm" svg:x="2.626cm" svg:y="19.1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27cm" svg:height="0.511cm" svg:x="2.626cm" svg:y="18.6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27cm" svg:height="0.511cm" svg:x="2.626cm" svg:y="18.1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2cm" svg:y="21.1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2cm" svg:y="20.6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2cm" svg:y="20.1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2cm" svg:y="19.6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3" draw:id="id13" draw:layer="layout" svg:width="0.526cm" svg:height="0.511cm" svg:x="6.2cm" svg:y="19.1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2cm" svg:y="18.6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2cm" svg:y="18.1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2cm" svg:y="18.1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724cm" svg:y="21.1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724cm" svg:y="20.6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724cm" svg:y="20.1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724cm" svg:y="19.6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26cm" svg:height="0.511cm" svg:x="6.724cm" svg:y="19.1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724cm" svg:y="18.6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74cm" svg:y="18.1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6.74cm" svg:y="18.1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24cm" svg:y="21.1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24cm" svg:y="20.6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24cm" svg:y="20.1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24cm" svg:y="19.6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4" draw:id="id14" draw:layer="layout" svg:width="0.526cm" svg:height="0.511cm" svg:x="7.24cm" svg:y="19.1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24cm" svg:y="18.6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26cm" svg:height="0.511cm" svg:x="7.24cm" svg:y="18.1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2cm" svg:y="21.1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2cm" svg:y="20.6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2cm" svg:y="20.1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2cm" svg:y="19.6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6" draw:id="id16" draw:layer="layout" svg:width="0.526cm" svg:height="0.511cm" svg:x="10.2cm" svg:y="19.1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2cm" svg:y="18.6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2cm" svg:y="18.1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2cm" svg:y="18.1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7cm" svg:y="21.1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7cm" svg:y="20.6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7cm" svg:y="20.1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7cm" svg:y="19.6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7cm" svg:y="19.1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7cm" svg:y="21.1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7cm" svg:y="20.6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7cm" svg:y="20.1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7cm" svg:y="19.6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526cm" svg:height="0.511cm" svg:x="10.7cm" svg:y="19.1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7cm" svg:y="18.6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7cm" svg:y="18.1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0.7cm" svg:y="18.1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1.228cm" svg:y="21.1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1.228cm" svg:y="20.6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1.228cm" svg:y="20.1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1.228cm" svg:y="19.6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526cm" svg:height="0.511cm" svg:x="11.228cm" svg:y="19.1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1.228cm" svg:y="18.6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1.228cm" svg:y="18.1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26cm" svg:height="0.511cm" svg:x="11.228cm" svg:y="18.192cm">
          <text:p/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3.153cm" svg:y1="19.436cm" svg:x2="6.2cm" svg:y2="19.436cm" draw:start-shape="id12" draw:start-glue-point="1" draw:end-shape="id13" draw:end-glue-point="3" svg:d="M3153 19436h3047" svg:viewBox="0 0 3048 1">
          <text:p/>
        </draw:connector>
        <draw:frame draw:style-name="gr12" draw:text-style-name="P3" draw:layer="layout" svg:width="3.08cm" svg:height="1.827cm" svg:x="2.4cm" svg:y="21.893cm">
          <draw:text-box>
            <text:p><text:span text:style-name="T1">Usuaris:</text:span></text:p>
            <text:p><text:span text:style-name="T1">És un vector </text:span></text:p>
            <text:p><text:span text:style-name="T1">de vectors de </text:span></text:p>
            <text:p><text:span text:style-name="T1">cadenes de text </text:span></text:p>
          </draw:text-box>
        </draw:frame>
        <draw:frame draw:style-name="gr13" draw:text-style-name="P4" draw:layer="layout" svg:width="3.042cm" svg:height="2.615cm" svg:x="5.9cm" svg:y="22.453cm">
          <draw:text-box>
            <text:p><text:span text:style-name="T2">Dades de text </text:span></text:p>
            <text:p><text:span text:style-name="T2">dels immobles:</text:span></text:p>
            <text:p><text:span text:style-name="T2">És un vector de </text:span></text:p>
            <text:p><text:span text:style-name="T2">3 vectors de </text:span></text:p>
            <text:p><text:span text:style-name="T2">vectors de </text:span></text:p>
            <text:p><text:span text:style-name="T2">cadenes de text</text:span></text:p>
          </draw:text-box>
        </draw:frame>
        <draw:frame draw:style-name="gr14" draw:text-style-name="P6" draw:layer="layout" svg:width="3.042cm" svg:height="2.615cm" svg:x="9.604cm" svg:y="22.592cm">
          <draw:text-box>
            <text:p text:style-name="P2"><text:span text:style-name="T3">Dades </text:span></text:p>
            <text:p text:style-name="P5"><text:span text:style-name="T3">numèriques </text:span></text:p>
            <text:p text:style-name="P2"><text:span text:style-name="T3">dels immobles:</text:span></text:p>
            <text:p text:style-name="P2"><text:span text:style-name="T3">És un vector de </text:span></text:p>
            <text:p text:style-name="P2"><text:span text:style-name="T3">3 vectors de </text:span></text:p>
            <text:p text:style-name="P2"><text:span text:style-name="T3">vectors d'enters</text:span></text:p>
          </draw:text-box>
        </draw:frame>
        <draw:custom-shape draw:style-name="gr1" draw:text-style-name="P1" draw:layer="layout" svg:width="0.527cm" svg:height="0.511cm" svg:x="2.626cm" svg:y="21.18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7cm" svg:height="0.7cm" svg:x="6.2cm" svg:y="1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2" draw:layer="layout" svg:width="0.7cm" svg:height="0.7cm" svg:x="6.716cm" svg:y="18.0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2" draw:layer="layout" svg:width="0.7cm" svg:height="0.7cm" svg:x="7.241cm" svg:y="20.9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2" draw:layer="layout" svg:width="0.7cm" svg:height="0.7cm" svg:x="7.242cm" svg:y="20.5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2" draw:layer="layout" svg:width="0.7cm" svg:height="0.7cm" svg:x="7.242cm" svg:y="20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2" draw:layer="layout" svg:width="0.7cm" svg:height="0.7cm" svg:x="7.242cm" svg:y="19.5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2" xml:id="id17" draw:id="id17" draw:layer="layout" svg:width="0.7cm" svg:height="0.7cm" svg:x="7.242cm" svg:y="19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2" draw:layer="layout" svg:width="0.7cm" svg:height="0.7cm" svg:x="7.242cm" svg:y="18.5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2" draw:layer="layout" svg:width="0.7cm" svg:height="0.7cm" svg:x="7.242cm" svg:y="18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1" draw:text-style-name="P2" draw:layer="layout" draw:type="line" svg:x1="6.2cm" svg:y1="19.436cm" svg:x2="7.766cm" svg:y2="19.436cm" draw:start-shape="id13" draw:start-glue-point="3" draw:end-shape="id14" draw:end-glue-point="1" svg:d="M6200 19436h1566" svg:viewBox="0 0 1567 1">
          <text:p/>
        </draw:connector>
        <draw:custom-shape draw:style-name="gr19" draw:text-style-name="P2" draw:layer="layout" svg:width="0.66cm" svg:height="0.67cm" svg:x="10.2cm" svg:y="18.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2" draw:layer="layout" svg:width="0.704cm" svg:height="0.67cm" svg:x="10.696cm" svg:y="18.0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2" draw:layer="layout" svg:width="0.704cm" svg:height="0.67cm" svg:x="11.227cm" svg:y="21.0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2" draw:layer="layout" svg:width="0.704cm" svg:height="0.67cm" svg:x="11.227cm" svg:y="20.5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2" draw:layer="layout" svg:width="0.704cm" svg:height="0.67cm" svg:x="11.228cm" svg:y="20.0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2" draw:layer="layout" svg:width="0.704cm" svg:height="0.67cm" svg:x="11.228cm" svg:y="19.5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2" xml:id="id15" draw:id="id15" draw:layer="layout" svg:width="0.704cm" svg:height="0.67cm" svg:x="11.228cm" svg:y="19.0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2" draw:layer="layout" svg:width="0.704cm" svg:height="0.67cm" svg:x="11.228cm" svg:y="18.5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2" draw:layer="layout" svg:width="0.704cm" svg:height="0.67cm" svg:x="11.228cm" svg:y="18.0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1" draw:text-style-name="P2" draw:layer="layout" draw:type="line" svg:x1="11.765cm" svg:y1="19.452cm" svg:x2="10.2cm" svg:y2="19.447cm" draw:start-shape="id15" draw:start-glue-point="8" draw:end-shape="id16" draw:end-glue-point="3" svg:d="M11765 19452l-1565-5" svg:viewBox="0 0 1566 6">
          <text:p/>
        </draw:connector>
        <draw:connector draw:style-name="gr11" draw:text-style-name="P2" draw:layer="layout" draw:type="line" svg:x1="7.767cm" svg:y1="19.44cm" svg:x2="10.2cm" svg:y2="19.447cm" draw:start-shape="id17" draw:start-glue-point="8" draw:end-shape="id16" draw:end-glue-point="3" svg:d="M7767 19440l2433 7" svg:viewBox="0 0 2434 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Extrems_20_de_20_fletxa_20_1" draw:display-name="Extrems de fletxa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p Bornas</meta:initial-creator>
    <meta:creation-date>2016-08-09T02:00:13.310293534</meta:creation-date>
    <dc:date>2016-08-09T19:06:07.608406488</dc:date>
    <dc:creator>Josep Bornas</dc:creator>
    <meta:editing-duration>PT37M59S</meta:editing-duration>
    <meta:editing-cycles>3</meta:editing-cycles>
    <meta:generator>LibreOffice/4.3.3.2$Linux_X86_64 LibreOffice_project/430m0$Build-2</meta:generator>
    <meta:document-statistic meta:object-count="366"/>
  </office:meta>
</office:document-meta>
</file>